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alues in second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Scalar</text:p>
          </table:table-cell>
          <table:table-cell table:style-name="ce2" office:value-type="string" calcext:value-type="string">
            <text:p>Multi 1 QPU’s</text:p>
          </table:table-cell>
          <table:table-cell table:style-name="ce2" office:value-type="string" calcext:value-type="string">
            <text:p>Multi 4 QPU’s</text:p>
          </table:table-cell>
          <table:table-cell table:style-name="ce2" office:value-type="string" calcext:value-type="string">
            <text:p>Multi all QPU’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Pi1</text:p>
          </table:table-cell>
          <table:table-cell office:value-type="float" office:value="25.038664" calcext:value-type="float">
            <text:p>25.038664</text:p>
          </table:table-cell>
          <table:table-cell/>
          <table:table-cell office:value-type="float" office:value="2.091987" calcext:value-type="float">
            <text:p>2.091987</text:p>
          </table:table-cell>
          <table:table-cell office:value-type="float" office:value="1.381488" calcext:value-type="float">
            <text:p>1.381488</text:p>
          </table:table-cell>
          <table:table-cell/>
          <table:table-cell office:value-type="string" calcext:value-type="string">
            <text:p>Debian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 wifi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i2</text:p>
          </table:table-cell>
          <table:table-cell office:value-type="float" office:value="9.643097" calcext:value-type="float">
            <text:p>9.643097</text:p>
          </table:table-cell>
          <table:table-cell/>
          <table:table-cell office:value-type="float" office:value="1.658985" calcext:value-type="float">
            <text:p>1.658985</text:p>
          </table:table-cell>
          <table:table-cell office:value-type="float" office:value="1.069331" calcext:value-type="float">
            <text:p>1.069331</text:p>
          </table:table-cell>
          <table:table-cell/>
          <table:table-cell office:value-type="string" calcext:value-type="string">
            <text:p>Debian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 wifi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i3</text:p>
          </table:table-cell>
          <table:table-cell office:value-type="float" office:value="7.37374" calcext:value-type="float">
            <text:p>7.37374</text:p>
          </table:table-cell>
          <table:table-cell/>
          <table:table-cell office:value-type="float" office:value="1.378374" calcext:value-type="float">
            <text:p>1.378374</text:p>
          </table:table-cell>
          <table:table-cell office:value-type="float" office:value="0.804931" calcext:value-type="float">
            <text:p>0.804931</text:p>
          </table:table-cell>
          <table:table-cell/>
          <table:table-cell office:value-type="string" calcext:value-type="string">
            <text:p>Debian 1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Pi4</text:p>
          </table:table-cell>
          <table:table-cell office:value-type="float" office:value="2.243137" calcext:value-type="float">
            <text:p>2.243137</text:p>
          </table:table-cell>
          <table:table-cell office:value-type="float" office:value="1.195263" calcext:value-type="float">
            <text:p>1.195263</text:p>
          </table:table-cell>
          <table:table-cell/>
          <table:table-cell office:value-type="float" office:value="0.185581" calcext:value-type="float">
            <text:p>0.185581</text:p>
          </table:table-cell>
          <table:table-cell/>
          <table:table-cell office:value-type="string" calcext:value-type="string">
            <text:p>Debian 1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Pi5</text:p>
          </table:table-cell>
          <table:table-cell office:value-type="float" office:value="1.03315" calcext:value-type="float">
            <text:p>1.03315</text:p>
          </table:table-cell>
          <table:table-cell office:value-type="float" office:value="0.583404" calcext:value-type="float">
            <text:p>0.583404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168478" calcext:value-type="float">
            <text:p>0.168478</text:p>
          </table:table-cell>
          <table:table-cell/>
          <table:table-cell office:value-type="string" calcext:value-type="string">
            <text:p>Debian 12</text:p>
          </table:table-cell>
          <table:table-cell office:value-type="float" office:value="64" calcext:value-type="float">
            <text:p>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6:04:32.642813631</meta:creation-date>
    <dc:date>2025-12-17T06:52:54.396039996</dc:date>
    <meta:editing-duration>PT15H40M4S</meta:editing-duration>
    <meta:editing-cycles>9</meta:editing-cycles>
    <meta:generator>LibreOffice/7.4.7.2$Linux_AARCH64 LibreOffice_project/40$Build-2</meta:generator>
    <meta:document-statistic meta:table-count="1" meta:cell-count="38" meta:object-count="0"/>
  </office:meta>
</office:document-meta>
</file>